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6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dd Existing Project on GitHub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GitHub Start &amp; Fork<text:line-break/><text:line-break/></text:p>
              </text:list-item>
              <text:list-item>
                <text:p text:style-name="P4">Open GitHub and Login Your Account<text:line-break/></text:p>
              </text:list-item>
              <text:list-item>
                <text:p text:style-name="P4">Fork any Reporsitory in you Account <text:s/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Clone Git Repository in Local Machine<text:line-break/>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3-28T09:49:05.538389706</dc:date>
    <meta:editing-duration>PT10H35M</meta:editing-duration>
    <meta:editing-cycles>30</meta:editing-cycles>
    <meta:generator>LibreOffice/5.1.6.2$Linux_X86_64 LibreOffice_project/10m0$Build-2</meta:generator>
    <meta:document-statistic meta:object-count="53"/>
  </office:meta>
</office:document-meta>
</file>